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a952c"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rsid="010bbc6b" officeooo:paragraph-rsid="010bbc6b"/>
    </style:style>
    <style:style style:name="P24" style:family="paragraph" style:parent-style-name="Text_20_body">
      <style:text-properties officeooo:paragraph-rsid="010cdd15"/>
    </style:style>
    <style:style style:name="P25" style:family="paragraph" style:parent-style-name="Text_20_body">
      <style:text-properties officeooo:paragraph-rsid="010d7012"/>
    </style:style>
    <style:style style:name="P26" style:family="paragraph" style:parent-style-name="Text_20_body">
      <style:text-properties officeooo:rsid="010d7012" officeooo:paragraph-rsid="010d7012"/>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9ff229" officeooo:paragraph-rsid="009ff229"/>
    </style:style>
    <style:style style:name="P31"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2" style:family="paragraph" style:parent-style-name="Heading_20_1">
      <style:paragraph-properties fo:break-before="page"/>
      <style:text-properties officeooo:rsid="004efac2" officeooo:paragraph-rsid="004efac2"/>
    </style:style>
    <style:style style:name="P33" style:family="paragraph" style:parent-style-name="Text_20_body" style:list-style-name=""/>
    <style:style style:name="P34" style:family="paragraph" style:parent-style-name="Text_20_body">
      <style:text-properties fo:background-color="#ffff00"/>
    </style:style>
    <style:style style:name="P35" style:family="paragraph" style:parent-style-name="Text_20_body">
      <style:text-properties officeooo:rsid="010d7012" officeooo:paragraph-rsid="010d7012" fo:background-color="#ffff00"/>
    </style:style>
    <style:style style:name="P36" style:family="paragraph" style:parent-style-name="Text_20_body">
      <style:text-properties officeooo:rsid="00d3931c" officeooo:paragraph-rsid="00d3931c" fo:background-color="#ffff00"/>
    </style:style>
    <style:style style:name="P37" style:family="paragraph" style:parent-style-name="Text_20_body" style:list-style-name="L6"/>
    <style:style style:name="P38" style:family="paragraph" style:parent-style-name="Text_20_body" style:list-style-name="WWNum1"/>
    <style:style style:name="P3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40" style:family="paragraph" style:parent-style-name="Heading_20_2">
      <style:text-properties officeooo:rsid="00acf61d" officeooo:paragraph-rsid="00acf61d"/>
    </style:style>
    <style:style style:name="P41" style:family="paragraph" style:parent-style-name="Standard" style:list-style-name="">
      <style:text-properties fo:font-size="14pt" officeooo:rsid="0024c9ac" style:font-size-asian="14pt" style:font-size-complex="14pt"/>
    </style:style>
    <style:style style:name="P42" style:family="paragraph" style:parent-style-name="Standard" style:list-style-name="L4">
      <style:text-properties officeooo:paragraph-rsid="003ed418"/>
    </style:style>
    <style:style style:name="P43" style:family="paragraph" style:parent-style-name="Standard" style:list-style-name="L5"/>
    <style:style style:name="P44" style:family="paragraph" style:parent-style-name="Standard" style:list-style-name="L7"/>
    <style:style style:name="P45" style:family="paragraph" style:parent-style-name="Standard" style:list-style-name="L8">
      <style:text-properties officeooo:rsid="003ccfb2" officeooo:paragraph-rsid="003ccfb2"/>
    </style:style>
    <style:style style:name="P46" style:family="paragraph">
      <style:paragraph-properties fo:text-align="center"/>
    </style:style>
    <style:style style:name="P47"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0cbf553"/>
    </style:style>
    <style:style style:name="T104" style:family="text">
      <style:text-properties officeooo:rsid="00ccf3f4"/>
    </style:style>
    <style:style style:name="T105" style:family="text">
      <style:text-properties officeooo:rsid="00cea24c"/>
    </style:style>
    <style:style style:name="T106" style:family="text">
      <style:text-properties officeooo:rsid="00d04dd9"/>
    </style:style>
    <style:style style:name="T107" style:family="text">
      <style:text-properties officeooo:rsid="00f99437"/>
    </style:style>
    <style:style style:name="T108" style:family="text">
      <style:text-properties officeooo:rsid="00fc7b38"/>
    </style:style>
    <style:style style:name="T109" style:family="text">
      <style:text-properties officeooo:rsid="00fd8b1f"/>
    </style:style>
    <style:style style:name="T110" style:family="text">
      <style:text-properties officeooo:rsid="00fda8a9"/>
    </style:style>
    <style:style style:name="T111" style:family="text">
      <style:text-properties officeooo:rsid="00fe3c3c"/>
    </style:style>
    <style:style style:name="T112" style:family="text">
      <style:text-properties officeooo:rsid="01025228"/>
    </style:style>
    <style:style style:name="T113" style:family="text">
      <style:text-properties officeooo:rsid="0103d637"/>
    </style:style>
    <style:style style:name="T114" style:family="text">
      <style:text-properties officeooo:rsid="0105d1ec"/>
    </style:style>
    <style:style style:name="T115" style:family="text">
      <style:text-properties officeooo:rsid="01072f86"/>
    </style:style>
    <style:style style:name="T116" style:family="text">
      <style:text-properties officeooo:rsid="0110d807"/>
    </style:style>
    <style:style style:name="T117" style:family="text">
      <style:text-properties officeooo:rsid="0112b9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4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3394_161893631" text:style-name="Index_20_Link" text:visited-style-name="Index_20_Link"><text:s/>Méthodologie de mise en œuvre.<text:tab/>1</text:a></text:p>
          <text:p text:style-name="P27"><text:a xlink:type="simple" xlink:href="#__RefHeading__2587_355330499" text:style-name="Index_20_Link" text:visited-style-name="Index_20_Link">Bilan du travail fait et à faire<text:tab/>2</text:a></text:p>
          <text:p text:style-name="P28"><text:a xlink:type="simple" xlink:href="#__RefHeading__3396_161893631" text:style-name="Index_20_Link" text:visited-style-name="Index_20_Link">Fondation, VRD et terrassement<text:tab/>2</text:a></text:p>
          <text:p text:style-name="P28"><text:a xlink:type="simple" xlink:href="#__RefHeading__3398_161893631" text:style-name="Index_20_Link" text:visited-style-name="Index_20_Link">Bois et panneaux<text:tab/>3</text:a></text:p>
          <text:p text:style-name="P28"><text:a xlink:type="simple" xlink:href="#__RefHeading__3400_161893631" text:style-name="Index_20_Link" text:visited-style-name="Index_20_Link">Paille, sangles, broches et aiguilles<text:tab/>3</text:a></text:p>
          <text:p text:style-name="P28"><text:a xlink:type="simple" xlink:href="#__RefHeading__3402_161893631" text:style-name="Index_20_Link" text:visited-style-name="Index_20_Link">Plans de synthèse<text:tab/>4</text:a></text:p>
          <text:p text:style-name="P28"><text:a xlink:type="simple" xlink:href="#__RefHeading__3412_161893631" text:style-name="Index_20_Link" text:visited-style-name="Index_20_Link">Planning<text:tab/>4</text:a></text:p>
          <text:p text:style-name="P27"><text:a xlink:type="simple" xlink:href="#__RefHeading__2589_355330499" text:style-name="Index_20_Link" text:visited-style-name="Index_20_Link">Définir la liste des besoins pour demande de devis et commandes<text:tab/>5</text:a></text:p>
          <text:p text:style-name="P27"><text:a xlink:type="simple" xlink:href="#__RefHeading__2591_355330499" text:style-name="Index_20_Link" text:visited-style-name="Index_20_Link">06 mai 2015 : Signature de l'acte de vente<text:tab/>5</text:a></text:p>
          <text:p text:style-name="P27"><text:a xlink:type="simple" xlink:href="#__RefHeading__2593_355330499" text:style-name="Index_20_Link" text:visited-style-name="Index_20_Link">Lisse Basse Barabara Jones<text:tab/>7</text:a></text:p>
          <text:p text:style-name="P27"><text:a xlink:type="simple" xlink:href="#__RefHeading__2595_355330499" text:style-name="Index_20_Link" text:visited-style-name="Index_20_Link">Lisse haute : Passage des précadres<text:tab/>8</text:a></text:p>
          <text:p text:style-name="P27"><text:a xlink:type="simple" xlink:href="#__RefHeading__2597_355330499" text:style-name="Index_20_Link" text:visited-style-name="Index_20_Link">Lisse haute : gestion de l'angle et angles de précompression<text:tab/>9</text:a></text:p>
          <text:p text:style-name="P27"><text:a xlink:type="simple" xlink:href="#__RefHeading__2599_355330499" text:style-name="Index_20_Link" text:visited-style-name="Index_20_Link">Butées d'aiguilles avant précompression<text:tab/>10</text:a></text:p>
          <text:p text:style-name="P27"><text:a xlink:type="simple" xlink:href="#__RefHeading__2601_355330499" text:style-name="Index_20_Link" text:visited-style-name="Index_20_Link">Précompression Barbara Jones<text:tab/>11</text:a></text:p>
        </text:index-body>
      </text:table-of-content>
      <text:h text:style-name="P41" text:outline-level="1"/>
      <text:p text:style-name="Text_20_body"/>
      <text:h text:style-name="P30"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6851440260005926461" text:style-name="L4">
        <text:list-header>
          <text:p text:style-name="P42"/>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1"><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text:span></text:p>
      <text:p text:style-name="P21"><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09">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09"> Non</text:span></text:p>
      <text:p text:style-name="P15"><text:soft-page-break/>Sto<text:span text:style-name="T107">c</text:span>kage terre végétale = abri lumière et conservation humidité</text:p>
      <text:p text:style-name="P16">tunnels de serre Damien &amp; Is<text:span text:style-name="T103">a</text:span>b<text:span text:style-name="T103">e</text:span>lle → ORL / <text:span text:style-name="T104">Chapiteaux Fab / Astrabale / Cirkum Cirko</text:span></text:p>
      <text:p text:style-name="P16"><text:tab/>→<text:span text:style-name="T110"> tunnels de serres : non</text:span></text:p>
      <text:p text:style-name="P16"><text:tab/>→<text:span text:style-name="T110"> Chapiteau Cirkum Cirko : demandé, en attente avant de passer aux autres → pas gagné, et globalement, chapiteau pas bonne idée, car trop compliqué à entretenir et maintenir pendant l'été.</text:span></text:p>
      <text:p text:style-name="P16"><text:tab/>→<text:span text:style-name="T108"> L'essentiel de la terre sera enlevé le jour même vers l'AMAP (Camions 6x4 ou semi-remorques si possible).</text:span></text:p>
      <text:p text:style-name="P16"><text:tab/>→<text:span text:style-name="T108"> Lieu stockage terre proposé au sud de la maison</text:span></text:p>
      <text:p text:style-name="P16"/>
      <text:p text:style-name="Text_20_body">→ Finaliser le plan de fondation avec les alignements et les bornes du géomètre →<text:span text:style-name="T105"> en cours</text:span></text:p>
      <text:p text:style-name="P12"><text:tab/>→<text:span text:style-name="T111"> Plans du géomètre reçus et intégrés au dxf</text:span></text:p>
      <text:p text:style-name="P12"><text:tab/>→<text:span text:style-name="T111"> côtes de triangulation ajoutées</text:span></text:p>
      <text:p text:style-name="P12"><text:tab/>→<text:span text:style-name="T111"> à faire valider, au moins sur le principe, par la mairie avant.</text:span></text:p>
      <text:p text:style-name="P12"><text:tab/><text:tab/>→<text:span text:style-name="T116"> la Com Com a validé sur le principe (uniquement)</text:span></text:p>
      <text:p text:style-name="P22">→ Positionner le chemin d'accès et la tranchée technique →<text:span text:style-name="T106"> </text:span><text:span text:style-name="T64">finir les niveaux ORL →</text:span><text:span text:style-name="T96"> niveaux faits, ajoutés dans le dxf</text:span></text:p>
      <text:p text:style-name="P22"><text:span text:style-name="T96"><text:tab/>→</text:span><text:span text:style-name="T97"> en attente de Dominique pour dessin du chemin, tranchée technique en attente des infos d'ERDF et Véolia</text:span></text:p>
      <text:p text:style-name="P22"><text:span text:style-name="T64"><text:tab/>→</text:span><text:span text:style-name="T96"> </text:span><text:span text:style-name="T65">dans tranchée technique (plan) → rouge pour élec, bleu pour eau, jaune pour gaz, et vert pour télécom</text:span></text:p>
      <text:p text:style-name="Text_20_body">→ Positionner les places d<text:span text:style-name="T112">es</text:span> tableau<text:span text:style-name="T112">x</text:span> électrique<text:span text:style-name="T112">s</text:span></text:p>
      <text:p text:style-name="P12"><text:tab/>→<text:span text:style-name="T113">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text:soft-page-break/>Réfléchir fosse récupération eau de pluie enterrée ou non ? Fosse voiture ? → ORL</text:p>
      <text:p text:style-name="P17"><text:tab/>→<text:span text:style-name="T114"> citerne placée sommairement sur le dxf</text:span></text:p>
      <text:p text:style-name="P17"><text:tab/>→<text:span text:style-name="T114"> attente réflexions Jean-Yves dimensions fosse voiture</text:span></text:p>
      <text:p text:style-name="P17"><text:tab/><text:tab/>→<text:span text:style-name="T117"> 80cm larg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5"> cf. au-dessus</text:span></text:p>
      <text:p text:style-name="Text_20_body">→<text:span text:style-name="T38"> tank plastique pour recup'</text:span></text:p>
      <text:p text:style-name="P12"><text:tab/>→<text:span text:style-name="T115">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162181073553148200" text:style-name="L5">
        <text:list-header>
          <text:p text:style-name="P43"/>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Text_20_body"><text:soft-page-break/>→ <text:span text:style-name="T34">Définir le positionnement des menuiseries dans les précadres, et l'environnement technique (jambages, joints, étanchéités, …) </text:span><text:span text:style-name="T69">→ 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18"/>
      <text:p text:style-name="P23"><text:span text:style-name="T99">L</text:span><text:span text:style-name="T60">A</text:span></text:p>
      <text:p text:style-name="P24">→ Charpentes <text:span text:style-name="T3">(</text:span><text:span text:style-name="T23">fermettes</text:span><text:span text:style-name="T3"> ou poutres en I en AC ?) de la maison et <text:s/>de la salle de musique → </text:span><text:span text:style-name="T70">bois non traité ? CHRIS</text:span></text:p>
      <text:p text:style-name="P24"><text:span text:style-name="T70"><text:tab/>→</text:span><text:span text:style-name="T100"> en attente de réponse de CHRIS &amp; MATHIEU sur ce que raconte exactement le devis</text:span></text:p>
      <text:p text:style-name="P24">→<text:span text:style-name="T39"> Charpente et structure du carport → en cours </text:span><text:span text:style-name="T72">CHRIS &amp; MATHIEU</text:span></text:p>
      <text:p text:style-name="P25">→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5"><draw:line text:anchor-type="paragraph" draw:z-index="13" draw:style-name="gr1" draw:text-style-name="P46" svg:x1="6.288cm" svg:y1="3.681cm" svg:x2="6.316cm" svg:y2="5.799cm"><text:p/></draw:line><draw:frame text:anchor-type="paragraph" draw:z-index="16" draw:style-name="gr2" draw:text-style-name="P47"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5"/>
      <text:p text:style-name="P35"><draw:line text:anchor-type="paragraph" draw:z-index="14" draw:style-name="gr1" draw:text-style-name="P46" svg:x1="6.316cm" svg:y1="0.478cm" svg:x2="7.595cm" svg:y2="0.478cm"><text:p/></draw:line><draw:line text:anchor-type="paragraph" draw:z-index="15" draw:style-name="gr1" draw:text-style-name="P46" svg:x1="7.595cm" svg:y1="0.478cm" svg:x2="7.595cm" svg:y2="1.926cm"><text:p/></draw:line><draw:frame text:anchor-type="paragraph" draw:z-index="17" draw:style-name="gr3" draw:text-style-name="P47" svg:width="5.181cm" svg:height="1.087cm" svg:x="6.316cm" svg:y="-0.166cm"><draw:text-box><text:p>Coffre volet roulant</text:p></draw:text-box></draw:frame></text:p>
      <text:p text:style-name="P35"><draw:frame text:anchor-type="paragraph" draw:z-index="18" draw:style-name="gr4" draw:text-style-name="P47" svg:width="5.042cm" svg:height="1.338cm" svg:x="7.595cm" svg:y="-0.016cm"><draw:text-box><text:p>Bardage partie basse</text:p></draw:text-box></draw:frame></text:p>
      <text:p text:style-name="P26"><text:span text:style-name="T74">V</text:span><text:span text:style-name="T60">UE EN COUPE – SUD<text:tab/><text:tab/><text:tab/><text:tab/><text:tab/><text:tab/><text:tab/>NORD</text:span></text:p>
      <text:p text:style-name="P35"/>
      <text:p text:style-name="P25"><text:span text:style-name="T75">attention diffférence épaisseur madrier lisse basse vs <text:s/>madriers lisse haute → désépaissir madrier intérieur lisse haute de 15mm → ORL, </text:span><text:soft-page-break/><text:span text:style-name="T76">question sur la continuité de la lisse basse (zones paille porteuse ET 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9025925946331654677" text:style-name="L6">
        <text:list-header>
          <text:p text:style-name="P37"/>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text:span><text:soft-page-break/><text:span text:style-name="T33">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3276336911819113351" text:style-name="WWNum1">
        <text:list-item>
          <text:p text:style-name="P38">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8">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0"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oft-page-break/><text:span text:style-name="T44">Définir la liste des besoins </text:span>pour demande de devis et commande<text:span text:style-name="T44">s</text:span><text:bookmark-end text:name="__RefHeading__2589_355330499"/></text:h>
      <text:p text:style-name="Standard"/>
      <text:list xml:id="list7253469967560553322" text:style-name="L7">
        <text:list-item>
          <text:p text:style-name="P44">Métrés <text:span text:style-name="T6">par rapport aux plans</text:span></text:p>
        </text:list-item>
      </text:list>
      <text:p text:style-name="Standard"/>
      <text:list xml:id="list231553929654699" text:continue-numbering="true" text:style-name="L7">
        <text:list-item>
          <text:p text:style-name="P44">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1041678261033684819" text:style-name="L8">
        <text:list-item>
          <text:p text:style-name="P45">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1" text:outline-level="1"><text:bookmark-start text:name="__RefHeading__2593_355330499"/>Lisse Basse Barabara Jones<text:bookmark-end text:name="__RefHeading__2593_355330499"/></text:h>
      <text:h text:style-name="P39" text:outline-level="1"/>
      <text:h text:style-name="P29"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2"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29"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29"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32</meta:editing-cycles>
    <meta:editing-duration>P1DT1H2M12S</meta:editing-duration>
    <dc:date>2015-04-27T23:15:53.742378986</dc:date>
    <meta:generator>LibreOffice/4.4.2.2$Linux_X86_64 LibreOffice_project/40m0$Build-2</meta:generator>
    <meta:document-statistic meta:table-count="0" meta:image-count="13" meta:object-count="0" meta:page-count="14" meta:paragraph-count="114" meta:word-count="1662" meta:character-count="9546" meta:non-whitespace-character-count="7956"/>
  </office:meta>
</office:document-meta>
</file>